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0f8c6d" officeooo:paragraph-rsid="000f8c6d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0f8c6d" officeooo:paragraph-rsid="000f8c6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01e4d" officeooo:paragraph-rsid="00101e4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oters</text:p>
      <text:p text:style-name="P1"/>
      <text:list xml:id="list1102551470" text:style-name="L1">
        <text:list-item>
          <text:p text:style-name="P2">Gaurav yadav</text:p>
        </text:list-item>
        <text:list-item>
          <text:p text:style-name="P2">Prabhakar Chauhan </text:p>
        </text:list-item>
        <text:list-item>
          <text:p text:style-name="P2">Shailender Pratap Singh</text:p>
        </text:list-item>
        <text:list-item>
          <text:p text:style-name="P3">Viresh Kumar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0:46:18.812015337</meta:creation-date>
    <dc:date>2022-09-27T10:55:10.490581364</dc:date>
    <meta:editing-duration>PT8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4" meta:character-count="79" meta:non-whitespace-character-count="72"/>
  </office:meta>
</office:document-meta>
</file>